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56d" officeooo:paragraph-rsid="001b556d"/>
    </style:style>
    <style:style style:name="P2" style:family="paragraph" style:parent-style-name="Standard">
      <style:text-properties officeooo:rsid="001b556d" officeooo:paragraph-rsid="001c6d5b"/>
    </style:style>
    <style:style style:name="P3" style:family="paragraph" style:parent-style-name="Standard">
      <style:text-properties officeooo:rsid="001c6d5b" officeooo:paragraph-rsid="001c6d5b"/>
    </style:style>
    <style:style style:name="P4" style:family="paragraph" style:parent-style-name="Standard">
      <style:text-properties officeooo:rsid="001c6d5b" officeooo:paragraph-rsid="001e6b6f"/>
    </style:style>
    <style:style style:name="P5" style:family="paragraph" style:parent-style-name="Standard">
      <style:text-properties officeooo:rsid="001c6d5b" officeooo:paragraph-rsid="00239cca"/>
    </style:style>
    <style:style style:name="P6" style:family="paragraph" style:parent-style-name="Standard">
      <style:text-properties officeooo:rsid="001e6b6f" officeooo:paragraph-rsid="001e6b6f"/>
    </style:style>
    <style:style style:name="P7" style:family="paragraph" style:parent-style-name="Standard">
      <style:text-properties officeooo:rsid="001efd15" officeooo:paragraph-rsid="001c6d5b"/>
    </style:style>
    <style:style style:name="P8" style:family="paragraph" style:parent-style-name="Standard">
      <style:text-properties officeooo:rsid="001efd15" officeooo:paragraph-rsid="001efd15"/>
    </style:style>
    <style:style style:name="P9" style:family="paragraph" style:parent-style-name="Standard">
      <style:text-properties officeooo:rsid="001efd15" officeooo:paragraph-rsid="0020c540"/>
    </style:style>
    <style:style style:name="P10" style:family="paragraph" style:parent-style-name="Standard">
      <style:text-properties officeooo:rsid="001efd15" officeooo:paragraph-rsid="00267f54"/>
    </style:style>
    <style:style style:name="P11" style:family="paragraph" style:parent-style-name="Standard">
      <style:text-properties officeooo:rsid="0020c540" officeooo:paragraph-rsid="0020c540"/>
    </style:style>
    <style:style style:name="P12" style:family="paragraph" style:parent-style-name="Standard">
      <style:text-properties officeooo:rsid="0020c540" officeooo:paragraph-rsid="00239cca"/>
    </style:style>
    <style:style style:name="P13" style:family="paragraph" style:parent-style-name="Standard">
      <style:text-properties officeooo:rsid="0020c540" officeooo:paragraph-rsid="00267f54"/>
    </style:style>
    <style:style style:name="P14" style:family="paragraph" style:parent-style-name="Standard">
      <style:text-properties officeooo:rsid="0022327a" officeooo:paragraph-rsid="0022327a"/>
    </style:style>
    <style:style style:name="P15" style:family="paragraph" style:parent-style-name="Standard">
      <style:text-properties officeooo:rsid="00239cca" officeooo:paragraph-rsid="00239cca"/>
    </style:style>
    <style:style style:name="P16" style:family="paragraph" style:parent-style-name="Standard">
      <style:text-properties officeooo:rsid="00267f54" officeooo:paragraph-rsid="00267f54"/>
    </style:style>
    <style:style style:name="T1" style:family="text">
      <style:text-properties officeooo:rsid="001c6d5b"/>
    </style:style>
    <style:style style:name="T2" style:family="text">
      <style:text-properties officeooo:rsid="001e6b6f"/>
    </style:style>
    <style:style style:name="T3" style:family="text">
      <style:text-properties officeooo:rsid="001efd15"/>
    </style:style>
    <style:style style:name="T4" style:family="text">
      <style:text-properties officeooo:rsid="0020c540"/>
    </style:style>
    <style:style style:name="T5" style:family="text">
      <style:text-properties officeooo:rsid="0020fb02"/>
    </style:style>
    <style:style style:name="T6" style:family="text">
      <style:text-properties officeooo:rsid="0022327a"/>
    </style:style>
    <style:style style:name="T7" style:family="text">
      <style:text-properties officeooo:rsid="002367b4"/>
    </style:style>
    <style:style style:name="T8" style:family="text">
      <style:text-properties officeooo:rsid="00239cca"/>
    </style:style>
    <style:style style:name="T9" style:family="text">
      <style:text-properties officeooo:rsid="00250a95"/>
    </style:style>
    <style:style style:name="T10" style:family="text">
      <style:text-properties officeooo:rsid="00267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 trierlejeu (entrée: jeudecarte sortie: jeudecartetrié)<text:line-break/><text:line-break/>jeudecarte : [1 pique, 5 carreau, 3 trèfle etc etc]<text:line-break/><text:line-break/>jeudecartetrié : [1 pique, 2 pique, 3 pique]</text:p>
      <text:p text:style-name="P1"/>
      <text:p text:style-name="P1"/>
      <text:p text:style-name="P1">def trierlejeux():</text:p>
      <text:p text:style-name="P1"><text:s text:c="2"/><text:span text:style-name="T1">liste1</text:span> =””</text:p>
      <text:p text:style-name="P1"><text:s text:c="3"/><text:span text:style-name="T1">liste2 = “”</text:span></text:p>
      <text:p text:style-name="P1"><text:s/>rouge = R</text:p>
      <text:p text:style-name="P1"><text:s/>noir = N </text:p>
      <text:p text:style-name="P1"><text:s/>for <text:s text:c="2"/>I <text:s text:c="2"/>in jeude carte:</text:p>
      <text:p text:style-name="P2"><text:s text:c="6"/>if I =<text:span text:style-name="T1">= R <text:line-break/><text:line-break/><text:line-break/><text:line-break/><text:line-break/></text:span>Fonction trierlejeu (entrée: jeudecarte sortie: jeudecartetrié)</text:p>
      <text:p text:style-name="P2"/>
      <text:p text:style-name="P3">debut</text:p>
      <text:p text:style-name="P3">jeudecarte : ensemble de cartes → carte = [valeur, couleur]</text:p>
      <text:p text:style-name="P4">couleur = <text:span text:style-name="T2">noir [</text:span>trèfle, pique, <text:span text:style-name="T4">joker</text:span><text:span text:style-name="T2">], rouge </text:span>[carreau, coeur, <text:span text:style-name="T4">joker</text:span><text:span text:style-name="T2">]</text:span> </text:p>
      <text:p text:style-name="P3">valeur = [1, 2, 3, 4, 5, 6, 7, 8, 9 , 10 , valet, dame, roi, joker]</text:p>
      <text:p text:style-name="P6"/>
      <text:p text:style-name="P3"/>
      <text:p text:style-name="P8">sous-fontcion1 par couleur</text:p>
      <text:p text:style-name="P8"><text:tab/>pour <text:span text:style-name="T8">i</text:span>&lt;= 54 et carte dans jeu de carte :</text:p>
      <text:p text:style-name="P8"><text:tab/><text:tab/>si carte[couleur] = noir[trèfle] : </text:p>
      <text:p text:style-name="P8"><text:tab/><text:tab/><text:tab/><text:span text:style-name="T8">ajoute </text:span>jeudecarte[i] <text:span text:style-name="T8">dans</text:span> jeudetrèfles </text:p>
      <text:p text:style-name="P8"><text:tab/><text:tab/>si carte[couleur] = noir[pique] : </text:p>
      <text:p text:style-name="P8"><text:tab/><text:tab/><text:tab/><text:span text:style-name="T8">ajoute </text:span>jeudecarte[i] <text:span text:style-name="T8">dans</text:span> jeudepique </text:p>
      <text:p text:style-name="P8"><text:tab/><text:tab/>si carte[couleur] = noir[carreau] : </text:p>
      <text:p text:style-name="P8"><text:tab/><text:tab/><text:tab/><text:span text:style-name="T8">ajoute </text:span>jeudecarte[i] <text:span text:style-name="T8">dans</text:span> jeudecarreau </text:p>
      <text:p text:style-name="P8"><text:tab/><text:tab/>si carte[couleur] = rouge[coeur] : </text:p>
      <text:p text:style-name="P8"><text:tab/><text:tab/><text:tab/><text:span text:style-name="T8">ajoute </text:span>jeudecarte[i] <text:span text:style-name="T8">dans</text:span> <text:s/>jeudecoeur</text:p>
      <text:p text:style-name="P9"><text:tab/><text:tab/>si carte[couleur] = rouge[<text:span text:style-name="T4">joker]</text:span> : </text:p>
      <text:p text:style-name="P9"><text:tab/><text:tab/><text:tab/><text:span text:style-name="T8">ajoute </text:span>jeudecarte[i] <text:span text:style-name="T8">dans</text:span> j<text:span text:style-name="T4">okerrouge</text:span></text:p>
      <text:p text:style-name="P9"><text:tab/><text:tab/>si carte[couleur] = <text:span text:style-name="T4">noir[joke</text:span>r] : </text:p>
      <text:p text:style-name="P9"><text:tab/><text:tab/><text:tab/><text:span text:style-name="T8">ajoute </text:span>jeudecarte[i] <text:span text:style-name="T8">dans</text:span> j<text:span text:style-name="T4">okernoir</text:span></text:p>
      <text:p text:style-name="P8"/>
      <text:p text:style-name="P9">sousfonction2 <text:span text:style-name="T10">triparvaleur(entrée jeudecarte sortie: jeudecartetrié)</text:span></text:p>
      <text:p text:style-name="P13"><text:tab/><text:span text:style-name="T3">pour </text:span><text:span text:style-name="T7">index </text:span><text:span text:style-name="T3">&lt;= <text:s/></text:span>13 <text:span text:style-name="T3">et </text:span>carte dans <text:span text:style-name="T3">jeude</text:span><text:span text:style-name="T10">carte</text:span><text:span text:style-name="T3"> :</text:span></text:p>
      <text:p text:style-name="P10"><text:s text:c="12"/><text:tab/><text:span text:style-name="T5">si carte[valeur</text:span><text:span text:style-name="T6">] &lt;=</text:span><text:span text:style-name="T5"> 10 :</text:span></text:p>
      <text:p text:style-name="P10"><text:tab/><text:tab/><text:tab/><text:span text:style-name="T10">jeudecarte </text:span><text:span text:style-name="T6">[</text:span><text:span text:style-name="T7">index</text:span><text:span text:style-name="T6">]</text:span><text:span text:style-name="T5"> = </text:span><text:span text:style-name="T10">jeudecarte</text:span><text:span text:style-name="T6">trié</text:span><text:span text:style-name="T5">[</text:span><text:span text:style-name="T7">carte[valeur]</text:span><text:span text:style-name="T5">]</text:span></text:p>
      <text:p text:style-name="P10"><text:tab/><text:tab/><text:span text:style-name="T5">si carte[valeur] = valet</text:span></text:p>
      <text:p text:style-name="P10"><text:tab/><text:tab/><text:tab/><text:span text:style-name="T10">jeudecarte s</text:span><text:span text:style-name="T6">[</text:span><text:span text:style-name="T7">index</text:span><text:span text:style-name="T6">]</text:span><text:span text:style-name="T5"> = </text:span><text:span text:style-name="T10">jeudecarte</text:span><text:span text:style-name="T6">trié</text:span><text:span text:style-name="T5">[</text:span><text:span text:style-name="T6">11</text:span><text:span text:style-name="T5">]</text:span></text:p>
      <text:p text:style-name="P10"><text:span text:style-name="T5"><text:tab/><text:tab/>si carte[valeur] = </text:span><text:span text:style-name="T6">dame</text:span></text:p>
      <text:p text:style-name="P13"><text:tab/><text:tab/><text:tab/><text:span text:style-name="T10">jeudecarte </text:span><text:span text:style-name="T6">[</text:span><text:span text:style-name="T7">index</text:span><text:span text:style-name="T6">]</text:span><text:span text:style-name="T5"> =</text:span><text:span text:style-name="T10">jeudecarte</text:span><text:span text:style-name="T6">trié</text:span><text:span text:style-name="T5">[</text:span><text:span text:style-name="T6">12</text:span><text:span text:style-name="T5">]</text:span></text:p>
      <text:p text:style-name="P10"><text:span text:style-name="T5"><text:tab/><text:tab/>si carte[valeur] = </text:span><text:span text:style-name="T6">roi</text:span></text:p>
      <text:p text:style-name="P13"><text:tab/><text:tab/><text:tab/><text:span text:style-name="T10">jeudecarte</text:span><text:span text:style-name="T6">[</text:span><text:span text:style-name="T7">index</text:span><text:span text:style-name="T6">]</text:span><text:span text:style-name="T5"> = </text:span><text:span text:style-name="T10">jeudecarte</text:span><text:span text:style-name="T6">trié</text:span><text:span text:style-name="T5">[</text:span><text:span text:style-name="T6">13</text:span><text:span text:style-name="T5">]</text:span></text:p>
      <text:p text:style-name="P11"/>
      <text:p text:style-name="P16"><text:soft-page-break/>triparvaleur(enttrée : jeudetrèfles sortie jeudetrèfletrié)</text:p>
      <text:p text:style-name="P16">triparvaleur(enttrée : jeudecoeur sortie jeudecoeurtrié)</text:p>
      <text:p text:style-name="P16">triparvaleur(enttrée : jeudecarreau sortie jeudecarreurié)</text:p>
      <text:p text:style-name="P16">triparvaleur(enttrée : jeudepique sortie jeudepiqueletrié)</text:p>
      <text:p text:style-name="P13"/>
      <text:p text:style-name="P11"/>
      <text:p text:style-name="P12">jeudecartetrié <text:span text:style-name="T8">rouge</text:span>= jeudecoeurstrié + jeudecarreaustrié + jokerrouge </text:p>
      <text:p text:style-name="P12">jeudecartetrié <text:span text:style-name="T8">noir = </text:span>jeudetrèflestrié + jeudepiquestrié +jokernoir</text:p>
      <text:p text:style-name="P5"><text:tab/></text:p>
      <text:p text:style-name="P15">jeudecartetré final = <text:span text:style-name="T4">jeudecartetrié </text:span>rouge + <text:span text:style-name="T4">jeudecartetrié </text:span>noir</text:p>
      <text:p text:style-name="P5"><text:tab/></text:p>
      <text:p text:style-name="P5">retourne jeudecartetrié <text:span text:style-name="T8">final</text:span></text:p>
      <text:p text:style-name="P3"/>
      <text:p text:style-name="P3"/>
      <text:p text:style-name="P3">fin</text:p>
      <text:p text:style-name="P3"/>
      <text:p text:style-name="P7"/>
      <text:p text:style-name="P7"/>
      <text:p text:style-name="P7"/>
      <text:p text:style-name="P10">par valeur</text:p>
      <text:p text:style-name="P10"><text:tab/>pour <text:span text:style-name="T7">index </text:span>&lt;= <text:s/><text:span text:style-name="T4">13 </text:span>et <text:span text:style-name="T4">carte dans </text:span>jeudetrèfles :</text:p>
      <text:p text:style-name="P10"><text:s text:c="12"/><text:tab/><text:span text:style-name="T5">si carte[valeur</text:span><text:span text:style-name="T6">] &lt;=</text:span><text:span text:style-name="T5"> 10 :</text:span></text:p>
      <text:p text:style-name="P10"><text:tab/><text:tab/><text:tab/><text:span text:style-name="T5">jeudetrèfles</text:span><text:span text:style-name="T6">[</text:span><text:span text:style-name="T7">index</text:span><text:span text:style-name="T6">]</text:span><text:span text:style-name="T5"> = jeudetrèfles</text:span><text:span text:style-name="T6">trié</text:span><text:span text:style-name="T5">[</text:span><text:span text:style-name="T7">carte[valeur]</text:span><text:span text:style-name="T5">]</text:span></text:p>
      <text:p text:style-name="P10"><text:tab/><text:tab/><text:span text:style-name="T5">si carte[valeur] = valet</text:span></text:p>
      <text:p text:style-name="P10"><text:tab/><text:tab/><text:tab/><text:span text:style-name="T5">jeudetrèfles</text:span><text:span text:style-name="T6">[</text:span><text:span text:style-name="T7">index</text:span><text:span text:style-name="T6">]</text:span><text:span text:style-name="T5"> = jeudetrèfles</text:span><text:span text:style-name="T6">trié</text:span><text:span text:style-name="T5">[</text:span><text:span text:style-name="T6">11</text:span><text:span text:style-name="T5">]</text:span></text:p>
      <text:p text:style-name="P10"><text:span text:style-name="T5"><text:tab/><text:tab/>si carte[valeur] = </text:span><text:span text:style-name="T6">dame</text:span></text:p>
      <text:p text:style-name="P13"><text:tab/><text:tab/><text:tab/><text:span text:style-name="T5">jeudetrèfles</text:span><text:span text:style-name="T6">[</text:span><text:span text:style-name="T7">index</text:span><text:span text:style-name="T6">]</text:span><text:span text:style-name="T5"> = jeudetrèfles</text:span><text:span text:style-name="T6">trié</text:span><text:span text:style-name="T5">[</text:span><text:span text:style-name="T6">12</text:span><text:span text:style-name="T5">]</text:span></text:p>
      <text:p text:style-name="P10"><text:span text:style-name="T5"><text:tab/><text:tab/>si carte[valeur] = </text:span><text:span text:style-name="T6">roi</text:span></text:p>
      <text:p text:style-name="P13"><text:tab/><text:tab/><text:tab/><text:span text:style-name="T5">jeudetrèfles</text:span><text:span text:style-name="T6">[</text:span><text:span text:style-name="T7">index</text:span><text:span text:style-name="T6">]</text:span><text:span text:style-name="T5"> = jeudetrèfles</text:span><text:span text:style-name="T6">trié</text:span><text:span text:style-name="T5">[</text:span><text:span text:style-name="T6">13</text:span><text:span text:style-name="T5">]</text:span></text:p>
      <text:p text:style-name="P13"/>
      <text:p text:style-name="P10">pour <text:span text:style-name="T7">index</text:span><text:span text:style-name="T6"> </text:span>&lt;= <text:s/><text:span text:style-name="T4">13 </text:span>et <text:span text:style-name="T4">carte dans </text:span>jeude<text:span text:style-name="T7">pique</text:span>:</text:p>
      <text:p text:style-name="P10"><text:s text:c="12"/><text:tab/><text:span text:style-name="T5">si carte[valeur</text:span><text:span text:style-name="T6">] &lt;=</text:span><text:span text:style-name="T5"> 10 :</text:span></text:p>
      <text:p text:style-name="P10"><text:tab/><text:tab/><text:tab/><text:span text:style-name="T5">jeude</text:span><text:span text:style-name="T7">pique</text:span><text:span text:style-name="T6">[</text:span><text:span text:style-name="T7">index</text:span><text:span text:style-name="T6">]</text:span><text:span text:style-name="T5"> </text:span><text:span text:style-name="T9">assignation à </text:span><text:span text:style-name="T5">jeude</text:span><text:span text:style-name="T7">piquetrié</text:span><text:span text:style-name="T5">[</text:span><text:span text:style-name="T7">carte[valeur</text:span><text:span text:style-name="T5">]</text:span><text:span text:style-name="T7">]</text:span></text:p>
      <text:p text:style-name="P10"><text:tab/><text:tab/><text:span text:style-name="T5">si carte[valeur] = valet</text:span></text:p>
      <text:p text:style-name="P10"><text:tab/><text:tab/><text:tab/><text:span text:style-name="T5">jeude</text:span><text:span text:style-name="T7">pique</text:span><text:span text:style-name="T6">n</text:span><text:span text:style-name="T7">[index</text:span><text:span text:style-name="T6">]</text:span><text:span text:style-name="T5"> </text:span><text:span text:style-name="T9">assignation à </text:span><text:span text:style-name="T5">jeude</text:span><text:span text:style-name="T7">piquetrié</text:span><text:span text:style-name="T5">[</text:span><text:span text:style-name="T7">11</text:span><text:span text:style-name="T5">]</text:span></text:p>
      <text:p text:style-name="P10"><text:span text:style-name="T5"><text:tab/><text:tab/>si carte[valeur] = </text:span><text:span text:style-name="T6">dame</text:span></text:p>
      <text:p text:style-name="P13"><text:tab/><text:tab/><text:tab/><text:span text:style-name="T5">jeude</text:span><text:span text:style-name="T7">pique</text:span><text:span text:style-name="T6">[</text:span><text:span text:style-name="T7">index</text:span><text:span text:style-name="T6">]</text:span><text:span text:style-name="T5"> = jeude</text:span><text:span text:style-name="T7">piquetrié</text:span><text:span text:style-name="T5">[</text:span><text:span text:style-name="T7">12</text:span><text:span text:style-name="T5">]</text:span></text:p>
      <text:p text:style-name="P10"><text:span text:style-name="T5"><text:tab/><text:tab/>si carte[valeur] = </text:span><text:span text:style-name="T6">roi</text:span></text:p>
      <text:p text:style-name="P13"><text:tab/><text:tab/><text:tab/><text:span text:style-name="T5">jeude</text:span><text:span text:style-name="T7">pique</text:span><text:span text:style-name="T6">[</text:span><text:span text:style-name="T7">index]</text:span><text:span text:style-name="T5"> = jeude</text:span><text:span text:style-name="T7">piquetrié</text:span><text:span text:style-name="T5">[</text:span><text:span text:style-name="T7">13</text:span><text:span text:style-name="T5">]</text:span></text:p>
      <text:p text:style-name="P13"/>
      <text:p text:style-name="P10">pour <text:span text:style-name="T8">index </text:span>&lt;= <text:s/><text:span text:style-name="T4">13 </text:span>et <text:span text:style-name="T4">carte dans </text:span>jeude<text:span text:style-name="T7">coeur</text:span> :</text:p>
      <text:p text:style-name="P10"><text:s text:c="12"/><text:tab/><text:span text:style-name="T5">si carte[valeur</text:span><text:span text:style-name="T6">] &lt;=</text:span><text:span text:style-name="T5"> 10 :</text:span></text:p>
      <text:p text:style-name="P10"><text:tab/><text:tab/><text:tab/><text:span text:style-name="T5">jeude</text:span><text:span text:style-name="T7">coeur</text:span><text:span text:style-name="T6">n</text:span><text:span text:style-name="T7">[index</text:span><text:span text:style-name="T6">]</text:span><text:span text:style-name="T5"> = jeude</text:span><text:span text:style-name="T7">coeurtrié</text:span><text:span text:style-name="T5">[</text:span><text:span text:style-name="T7">carte[valeur</text:span><text:span text:style-name="T5">]</text:span><text:span text:style-name="T7">]</text:span></text:p>
      <text:p text:style-name="P10"><text:tab/><text:tab/><text:span text:style-name="T5">si carte[valeur] = valet</text:span></text:p>
      <text:p text:style-name="P10"><text:tab/><text:tab/><text:tab/><text:span text:style-name="T5">jeude</text:span><text:span text:style-name="T7">coeur</text:span><text:span text:style-name="T6">n</text:span><text:span text:style-name="T7">[index</text:span><text:span text:style-name="T6">]</text:span><text:span text:style-name="T5"> = jeude</text:span><text:span text:style-name="T7">coeurtrié</text:span><text:span text:style-name="T5">[[</text:span><text:span text:style-name="T6">11</text:span><text:span text:style-name="T5">]</text:span></text:p>
      <text:p text:style-name="P10"><text:span text:style-name="T5"><text:tab/><text:tab/>si carte[valeur] = </text:span><text:span text:style-name="T6">dame</text:span></text:p>
      <text:p text:style-name="P13"><text:tab/><text:tab/><text:tab/><text:span text:style-name="T5">jeude</text:span><text:span text:style-name="T7">coeur</text:span><text:span text:style-name="T6">[</text:span><text:span text:style-name="T7">index</text:span><text:span text:style-name="T6">]</text:span><text:span text:style-name="T5"> = jeude</text:span><text:span text:style-name="T7">coeurtrié</text:span><text:span text:style-name="T5">[</text:span><text:span text:style-name="T6">12</text:span><text:span text:style-name="T5">]</text:span></text:p>
      <text:p text:style-name="P10"><text:span text:style-name="T5"><text:tab/><text:tab/>si carte[valeur] = </text:span><text:span text:style-name="T6">roi</text:span></text:p>
      <text:p text:style-name="P13"><text:tab/><text:tab/><text:tab/><text:span text:style-name="T5">jeude</text:span><text:span text:style-name="T7">coeur[index</text:span><text:span text:style-name="T6">]</text:span><text:span text:style-name="T5"> = jeude</text:span><text:span text:style-name="T7">coeurtrié</text:span><text:span text:style-name="T5">[</text:span><text:span text:style-name="T6">13</text:span><text:span text:style-name="T5">]</text:span></text:p>
      <text:p text:style-name="P10"/>
      <text:p text:style-name="P10">pour <text:span text:style-name="T8">index</text:span><text:span text:style-name="T6"> </text:span>&lt;= <text:s/><text:span text:style-name="T4">13 </text:span>et <text:span text:style-name="T4">carte dans </text:span>jeude<text:span text:style-name="T7">carreau</text:span>:</text:p>
      <text:p text:style-name="P10"><text:s text:c="12"/><text:tab/><text:span text:style-name="T5">si carte[valeur</text:span><text:span text:style-name="T6">] &lt;=</text:span><text:span text:style-name="T5"> 10 :</text:span></text:p>
      <text:p text:style-name="P10"><text:soft-page-break/><text:tab/><text:tab/><text:tab/>jeude<text:span text:style-name="T7">carreau</text:span><text:span text:style-name="T6">[</text:span><text:span text:style-name="T7">index</text:span><text:span text:style-name="T6">]</text:span><text:span text:style-name="T5"> = jeude</text:span><text:span text:style-name="T7">carreautrié</text:span><text:span text:style-name="T5">[</text:span><text:span text:style-name="T7">carte[valeur</text:span><text:span text:style-name="T5">]</text:span><text:span text:style-name="T7">]</text:span></text:p>
      <text:p text:style-name="P10"><text:tab/><text:tab/><text:span text:style-name="T5">si carte[valeur] = valet</text:span></text:p>
      <text:p text:style-name="P10"><text:tab/><text:tab/><text:tab/>jeude<text:span text:style-name="T7">carreau</text:span><text:span text:style-name="T6">[</text:span><text:span text:style-name="T7">index</text:span><text:span text:style-name="T6">]</text:span><text:span text:style-name="T5"> = jeude</text:span><text:span text:style-name="T7">carreautrié</text:span><text:span text:style-name="T5">[[</text:span><text:span text:style-name="T6">11</text:span><text:span text:style-name="T5">]</text:span></text:p>
      <text:p text:style-name="P10"><text:span text:style-name="T5"><text:tab/><text:tab/>si carte[valeur] = </text:span><text:span text:style-name="T6">dame</text:span></text:p>
      <text:p text:style-name="P13"><text:tab/><text:tab/><text:tab/><text:span text:style-name="T3">jeude</text:span><text:span text:style-name="T7">carreau [index</text:span><text:span text:style-name="T6">]</text:span><text:span text:style-name="T5"> = jeude</text:span><text:span text:style-name="T7">carreautrié</text:span><text:span text:style-name="T5">[</text:span><text:span text:style-name="T6">12</text:span><text:span text:style-name="T5">]</text:span></text:p>
      <text:p text:style-name="P10"><text:span text:style-name="T5"><text:tab/><text:tab/>si carte[valeur] = </text:span><text:span text:style-name="T6">roi</text:span></text:p>
      <text:p text:style-name="P13"><text:tab/><text:tab/><text:tab/><text:span text:style-name="T3">jeude</text:span><text:span text:style-name="T7">carreau</text:span><text:span text:style-name="T6">[</text:span><text:span text:style-name="T7">index</text:span><text:span text:style-name="T6">]</text:span><text:span text:style-name="T5"> = jeude</text:span><text:span text:style-name="T7">carreautrié</text:span><text:span text:style-name="T5">[</text:span><text:span text:style-name="T6">13</text:span><text:span text:style-name="T5">]</text:span></text:p>
      <text:p text:style-name="P8"/>
      <text:p text:style-name="P8"/>
      <text:p text:style-name="P8"/>
      <text:p text:style-name="P8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0:39:17.987942166</meta:creation-date>
    <dc:date>2024-06-26T12:45:35.508459553</dc:date>
    <meta:editing-duration>PT37S</meta:editing-duration>
    <meta:editing-cycles>1</meta:editing-cycles>
    <meta:document-statistic meta:table-count="0" meta:image-count="0" meta:object-count="0" meta:page-count="3" meta:paragraph-count="84" meta:word-count="404" meta:character-count="3334" meta:non-whitespace-character-count="2779"/>
    <meta:generator>LibreOffice/24.2.3.2$Linux_X86_64 LibreOffice_project/420$Build-2</meta:generator>
  </office:meta>
</office:document-meta>
</file>